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Lucida Grande', 'Lucida Sans Unicode', Verdana, Arial, Helvetica, sans-serif"/>
    <style:font-face style:name="Tahoma1" svg:font-family="Tahoma"/>
    <style:font-face style:name="inherit" svg:font-family="inherit"/>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f1feb" officeooo:paragraph-rsid="000f1feb"/>
    </style:style>
    <style:style style:name="P2" style:family="paragraph" style:parent-style-name="Standard">
      <style:text-properties officeooo:rsid="0010dac0" officeooo:paragraph-rsid="0010dac0"/>
    </style:style>
    <style:style style:name="P3" style:family="paragraph" style:parent-style-name="Standard">
      <style:paragraph-properties fo:text-align="start" style:justify-single-word="false"/>
      <style:text-properties fo:font-weight="normal" officeooo:rsid="000f1feb" officeooo:paragraph-rsid="00143cf8" style:font-weight-asian="normal" style:font-weight-complex="normal"/>
    </style:style>
    <style:style style:name="P4" style:family="paragraph" style:parent-style-name="Standard">
      <style:paragraph-properties fo:text-align="start" style:justify-single-word="false"/>
      <style:text-properties fo:font-weight="normal" officeooo:paragraph-rsid="00143cf8" style:font-weight-asian="normal" style:font-weight-complex="normal"/>
    </style:style>
    <style:style style:name="P5" style:family="paragraph" style:parent-style-name="Standard">
      <style:paragraph-properties fo:text-align="start" style:justify-single-word="false"/>
      <style:text-properties fo:font-weight="normal" officeooo:rsid="0006550a" officeooo:paragraph-rsid="00143cf8" style:font-weight-asian="normal" style:font-weight-complex="normal"/>
    </style:style>
    <style:style style:name="P6" style:family="paragraph" style:parent-style-name="Standard">
      <style:paragraph-properties fo:text-align="center" style:justify-single-word="false"/>
      <style:text-properties fo:font-weight="bold" officeooo:paragraph-rsid="00143cf8" style:font-weight-asian="bold" style:font-weight-complex="bold"/>
    </style:style>
    <style:style style:name="P7" style:family="paragraph" style:parent-style-name="Standard">
      <style:paragraph-properties fo:text-align="center" style:justify-single-word="false"/>
      <style:text-properties fo:font-weight="bold" officeooo:rsid="0016b28d" officeooo:paragraph-rsid="0016b28d" style:font-weight-asian="bold" style:font-weight-complex="bold"/>
    </style:style>
    <style:style style:name="P8" style:family="paragraph" style:parent-style-name="Standard">
      <style:paragraph-properties fo:text-align="center" style:justify-single-word="false"/>
      <style:text-properties fo:font-weight="bold" officeooo:rsid="000f1feb" officeooo:paragraph-rsid="000f1feb" style:font-weight-asian="bold" style:font-weight-complex="bold"/>
    </style:style>
    <style:style style:name="P9" style:family="paragraph" style:parent-style-name="Standard">
      <style:paragraph-properties fo:text-align="center" style:justify-single-word="false"/>
      <style:text-properties fo:font-weight="bold" officeooo:rsid="001a4d95" officeooo:paragraph-rsid="001a4d95" style:font-weight-asian="bold" style:font-weight-complex="bold"/>
    </style:style>
    <style:style style:name="P10" style:family="paragraph" style:parent-style-name="Standard">
      <style:paragraph-properties fo:text-align="start" style:justify-single-word="false"/>
      <style:text-properties fo:font-weight="bold" officeooo:rsid="001a4d95" officeooo:paragraph-rsid="001a4d95" style:font-weight-asian="bold" style:font-weight-complex="bold"/>
    </style:style>
    <style:style style:name="P11" style:family="paragraph" style:parent-style-name="Standard">
      <style:paragraph-properties fo:text-align="start" style:justify-single-word="false"/>
      <style:text-properties fo:font-weight="bold" officeooo:rsid="001be50f" officeooo:paragraph-rsid="001be50f" style:font-weight-asian="bold" style:font-weight-complex="bold"/>
    </style:style>
    <style:style style:name="P12" style:family="paragraph" style:parent-style-name="Standard">
      <style:text-properties officeooo:rsid="00152cdf" officeooo:paragraph-rsid="00152cdf"/>
    </style:style>
    <style:style style:name="P13" style:family="paragraph" style:parent-style-name="Standard">
      <style:text-properties officeooo:paragraph-rsid="00152cdf"/>
    </style:style>
    <style:style style:name="P14" style:family="paragraph" style:parent-style-name="Standard">
      <style:text-properties officeooo:rsid="0015bd06" officeooo:paragraph-rsid="0015bd06"/>
    </style:style>
    <style:style style:name="P15" style:family="paragraph" style:parent-style-name="Standard">
      <style:text-properties officeooo:paragraph-rsid="0016b28d"/>
    </style:style>
    <style:style style:name="P16" style:family="paragraph" style:parent-style-name="Standard">
      <style:paragraph-properties fo:text-align="start" style:justify-single-word="false"/>
      <style:text-properties style:font-name="Times New Roman" fo:font-size="12pt" officeooo:paragraph-rsid="001cc340" style:font-size-asian="12pt" style:font-size-complex="12pt"/>
    </style:style>
    <style:style style:name="P17" style:family="paragraph" style:parent-style-name="Standard">
      <style:paragraph-properties fo:text-align="start" style:justify-single-word="false"/>
      <style:text-properties style:font-name="Times New Roman" fo:font-size="12pt" officeooo:rsid="001cc340" officeooo:paragraph-rsid="001cc340" style:font-size-asian="12pt" style:font-size-complex="12pt"/>
    </style:style>
    <style:style style:name="P18" style:family="paragraph" style:parent-style-name="Standard">
      <style:paragraph-properties fo:text-align="start" style:justify-single-word="false"/>
      <style:text-properties style:font-name="Times New Roman" fo:font-size="12pt" officeooo:paragraph-rsid="001cc340"/>
    </style:style>
    <style:style style:name="P19" style:family="paragraph" style:parent-style-name="Standard">
      <style:paragraph-properties fo:text-align="start" style:justify-single-word="false"/>
      <style:text-properties style:font-name="Times New Roman" fo:font-size="12pt" officeooo:rsid="001cc340" officeooo:paragraph-rsid="001cc340"/>
    </style:style>
    <style:style style:name="P20" style:family="paragraph" style:parent-style-name="Standard">
      <style:text-properties officeooo:paragraph-rsid="0017784a"/>
    </style:style>
    <style:style style:name="P21" style:family="paragraph" style:parent-style-name="Standard">
      <style:paragraph-properties fo:padding="0.074cm" fo:border-left="none" fo:border-right="none" fo:border-top="none" fo:border-bottom="0.06pt solid #000000" style:join-border="false"/>
      <style:text-properties officeooo:rsid="000f1feb" officeooo:paragraph-rsid="000f1feb"/>
    </style:style>
    <style:style style:name="P22" style:family="paragraph" style:parent-style-name="Standard">
      <style:paragraph-properties fo:text-align="center" style:justify-single-word="false" fo:padding="0.074cm" fo:border-left="none" fo:border-right="none" fo:border-top="none" fo:border-bottom="0.06pt solid #000000" style:join-border="false"/>
      <style:text-properties fo:font-weight="bold" officeooo:rsid="0016b28d" officeooo:paragraph-rsid="0016b28d" style:font-weight-asian="bold" style:font-weight-complex="bold"/>
    </style:style>
    <style:style style:name="T1" style:family="text">
      <style:text-properties officeooo:rsid="0011e01d"/>
    </style:style>
    <style:style style:name="T2" style:family="text">
      <style:text-properties officeooo:rsid="0006550a"/>
    </style:style>
    <style:style style:name="T3" style:family="text">
      <style:text-properties officeooo:rsid="0006a3df"/>
    </style:style>
    <style:style style:name="T4" style:family="text">
      <style:text-properties officeooo:rsid="00152cdf"/>
    </style:style>
    <style:style style:name="T5" style:family="text">
      <style:text-properties fo:font-variant="normal" fo:text-transform="none" fo:color="#222222" style:font-name="sans-serif" fo:font-size="10.5pt" fo:letter-spacing="normal" fo:language="en" fo:country="US" fo:font-style="normal" fo:font-weight="normal" officeooo:rsid="000f1feb"/>
    </style:style>
    <style:style style:name="T6" style:family="text">
      <style:text-properties fo:font-variant="normal" fo:text-transform="none" fo:color="#222222" style:font-name="Times New Roman" fo:font-size="12pt" fo:letter-spacing="normal" fo:font-style="normal" fo:font-weight="normal" style:font-size-asian="12pt" style:font-size-complex="12pt"/>
    </style:style>
    <style:style style:name="T7" style:family="text">
      <style:text-properties fo:font-variant="normal" fo:text-transform="none" fo:color="#222222" style:font-name="Times New Roman" fo:font-size="12pt" fo:letter-spacing="normal" fo:font-style="normal" fo:font-weight="normal" officeooo:rsid="00152cdf" style:font-size-asian="12pt" style:font-size-complex="12pt"/>
    </style:style>
    <style:style style:name="T8" style:family="text">
      <style:text-properties fo:font-variant="normal" fo:text-transform="none" fo:color="#222222" style:font-name="Times New Roman" fo:font-size="12pt" fo:letter-spacing="normal" fo:font-style="normal" fo:font-weight="normal" officeooo:rsid="0015bd06" style:font-size-asian="12pt" style:font-size-complex="12pt"/>
    </style:style>
    <style:style style:name="T9" style:family="text">
      <style:text-properties fo:font-variant="normal" fo:text-transform="none" fo:color="#222222" style:font-name="Times New Roman" fo:font-size="12pt" fo:letter-spacing="normal" fo:font-style="normal" fo:font-weight="normal" officeooo:rsid="0017784a" style:font-size-asian="12pt" style:font-size-complex="12pt"/>
    </style:style>
    <style:style style:name="T10" style:family="text">
      <style:text-properties fo:font-variant="normal" fo:text-transform="none" fo:color="#222222" style:font-name="Times New Roman" fo:font-size="12pt" fo:letter-spacing="normal" fo:language="en" fo:country="US" fo:font-style="normal" fo:font-weight="normal" officeooo:rsid="0015bd06" style:font-size-asian="12pt" style:font-size-complex="12pt"/>
    </style:style>
    <style:style style:name="T11" style:family="text">
      <style:text-properties fo:font-variant="normal" fo:text-transform="none" fo:color="#212121" style:font-name="Times New Roman" fo:font-size="12pt" fo:letter-spacing="normal" fo:language="en" fo:country="US" fo:font-style="normal" fo:font-weight="normal"/>
    </style:style>
    <style:style style:name="T12" style:family="text">
      <style:text-properties fo:font-variant="normal" fo:text-transform="none" fo:color="#212121" style:font-name="Times New Roman" fo:font-size="12pt" fo:letter-spacing="normal" fo:language="en" fo:country="US" fo:font-style="normal" fo:font-weight="normal" officeooo:rsid="0016b28d"/>
    </style:style>
    <style:style style:name="T13" style:family="text">
      <style:text-properties fo:font-variant="normal" fo:text-transform="none" fo:color="#333333" fo:letter-spacing="normal" fo:font-style="normal" fo:font-weight="normal" style:font-weight-asian="normal" style:font-weight-complex="normal"/>
    </style:style>
    <style:style style:name="T14" style:family="text">
      <style:text-properties fo:font-variant="normal" fo:text-transform="none" fo:color="#000000" fo:letter-spacing="normal" fo:font-style="normal" fo:font-weight="normal" style:font-weight-asian="normal" style:font-weight-complex="normal"/>
    </style:style>
    <style:style style:name="T15" style:family="text">
      <style:text-properties fo:font-variant="normal" fo:text-transform="none" fo:color="#000000" fo:letter-spacing="normal" fo:font-style="normal" fo:font-weight="normal" officeooo:rsid="001cc340" style:font-weight-asian="normal" style:font-weight-complex="normal"/>
    </style:style>
    <style:style style:name="T16" style:family="text">
      <style:text-properties fo:font-variant="normal" fo:text-transform="none" fo:color="#000000" fo:letter-spacing="normal" fo:font-style="normal" fo:font-weight="normal" officeooo:rsid="001cc340" style:font-size-asian="12pt" style:font-weight-asian="normal" style:font-size-complex="12pt" style:font-weight-complex="normal"/>
    </style:style>
    <style:style style:name="T17" style:family="text">
      <style:text-properties fo:font-variant="normal" fo:text-transform="none" fo:color="#000000" fo:letter-spacing="normal" fo:language="en" fo:country="US" fo:font-style="normal" fo:font-weight="normal" style:font-size-asian="12pt" style:font-weight-asian="normal" style:font-size-complex="12pt" style:font-weight-complex="normal"/>
    </style:style>
    <style:style style:name="T18" style:family="text">
      <style:text-properties fo:font-variant="normal" fo:text-transform="none" fo:color="#000000" fo:letter-spacing="normal" fo:language="en" fo:country="US" fo:font-style="normal" fo:font-weight="normal" officeooo:rsid="001cc340" style:font-size-asian="12pt" style:font-weight-asian="normal" style:font-size-complex="12pt" style:font-weight-complex="normal"/>
    </style:style>
    <style:style style:name="T19" style:family="text">
      <style:text-properties fo:font-variant="normal" fo:text-transform="none" fo:color="#000000" style:font-name="inherit" fo:font-size="21.75pt" fo:letter-spacing="normal" fo:language="en" fo:country="US" fo:font-style="normal" fo:font-weight="normal" style:font-weight-asian="normal" style:font-weight-complex="normal"/>
    </style:style>
    <style:style style:name="T20" style:family="text">
      <style:text-properties fo:font-variant="normal" fo:text-transform="none" fo:color="#000000" fo:font-size="21.75pt" fo:letter-spacing="normal" fo:language="en" fo:country="US" fo:font-style="normal" fo:font-weight="normal" style:font-weight-asian="normal" style:font-weight-complex="normal"/>
    </style:style>
    <style:style style:name="T21" style:family="text">
      <style:text-properties fo:font-weight="normal" officeooo:rsid="001cc340" style:font-weight-asian="normal" style:font-weight-complex="normal"/>
    </style:style>
    <style:style style:name="T22" style:family="text">
      <style:text-properties style:font-name="Times New Roman"/>
    </style:style>
    <style:style style:name="T23" style:family="text">
      <style:text-properties style:font-name="Times New Roman" officeooo:rsid="0016b28d"/>
    </style:style>
    <style:style style:name="T24" style:family="text">
      <style:text-properties style:font-name="Times New Roman" fo:font-weight="normal" style:font-weight-asian="normal" style:font-weight-complex="normal"/>
    </style:style>
    <style:style style:name="T25" style:family="text">
      <style:text-properties officeooo:rsid="0015bd06"/>
    </style:style>
    <style:style style:name="T26" style:family="text">
      <style:text-properties officeooo:rsid="0017784a"/>
    </style:style>
    <style:style style:name="T27" style:family="text">
      <style:text-properties officeooo:rsid="00185b52"/>
    </style:style>
    <style:style style:name="T28" style:family="text">
      <style:text-properties officeooo:rsid="001eb4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2">BIOGRAPHY OF ISAAC ASIMOV</text:span></text:p>
      <text:p text:style-name="P9"><text:span text:style-name="T22"/></text:p>
      <text:p text:style-name="P9"><text:span text:style-name="T22"/></text:p>
      <text:p text:style-name="P10"><text:span text:style-name="T22">Isaac Asimov </text:span><text:span text:style-name="T24">was born in 1920 in the Sovietic Union, three years later he and his family emigrated to United States, in New York.</text:span></text:p>
      <text:p text:style-name="P11"><text:span text:style-name="T24">He studied first Chemistry and then Philosophy.</text:span></text:p>
      <text:p text:style-name="P16"><text:span text:style-name="T21">Between </text:span><text:span text:style-name="T13">1</text:span><text:span text:style-name="T14">949 </text:span><text:span text:style-name="T15">and</text:span><text:span text:style-name="T14"> 1958 </text:span><text:span text:style-name="T15">he was teacher at Boston Univerisity, school of Medicine.</text:span></text:p>
      <text:p text:style-name="P18"><text:span text:style-name="T16">Then he leaves all and became a full time writer. </text:span></text:p>
      <text:p text:style-name="P18"><text:span text:style-name="T18">H</text:span><text:span text:style-name="T17">e was one of the best science fiction writers </text:span><text:span text:style-name="T18">of his time.</text:span></text:p>
      <text:p text:style-name="P19"><text:span text:style-name="T17">He died in 1992.</text:span></text:p>
      <text:p text:style-name="P17"><text:span text:style-name="T14"/></text:p>
      <text:p text:style-name="P22"><text:span text:style-name="T22"/></text:p>
      <text:p text:style-name="P7"><text:span text:style-name="T22"/></text:p>
      <text:p text:style-name="P7"><text:span text:style-name="T22"/></text:p>
      <text:p text:style-name="P7"><text:span text:style-name="T22"/></text:p>
      <text:p text:style-name="P7"><text:span text:style-name="T22">THE FEELING OF POWER</text:span></text:p>
      <text:p text:style-name="P7"><text:span text:style-name="T22"/></text:p>
      <text:p text:style-name="P7"><text:span text:style-name="T22"/></text:p>
      <text:p text:style-name="P15"><text:span text:style-name="T23"/></text:p>
      <text:p text:style-name="P15"><text:span text:style-name="T23">this story is set in a future, where humans live in a civilization that has been forgotten how m</text:span><text:span text:style-name="T11">aths are manually made, b</text:span><text:span text:style-name="T12">ecause they always use calculators</text:span><text:span text:style-name="T5">.</text:span></text:p>
      <text:p text:style-name="P15"><text:span text:style-name="T5"/></text:p>
      <text:p text:style-name="P12">The Earth federation is in war with Deneb, the war is incentred by use of rockets controlled by computer. </text:p>
      <text:p text:style-name="P20"><text:span text:style-name="T4">A tecnician, </text:span><text:span text:style-name="T6">Myron Aub, </text:span><text:span text:style-name="T7">find how </text:span><text:span text:style-name="T8">do </text:span><text:bookmark text:name="tw-target-text"/><text:span text:style-name="T10">arithmetic </text:span><text:span text:style-name="T8">operation</text:span><text:span text:style-name="T9">s</text:span><text:span text:style-name="T8"> witho</text:span><text:span text:style-name="T9">u</text:span><text:span text:style-name="T8">t calculators.</text:span></text:p>
      <text:p text:style-name="P13"><text:span text:style-name="T8"/></text:p>
      <text:p text:style-name="P14"><text:span text:style-name="T6">Military at the beggining were doubtful, but then they decided to use this new approach to continue the war with a men instead of only computer.</text:span></text:p>
      <text:p text:style-name="P1"/>
      <text:p text:style-name="Standard">Myron Aub <text:span text:style-name="T25">was saddened by this and for this reason she committed sucicide.</text:span></text:p>
      <text:p text:style-name="P1"/>
      <text:p text:style-name="P21"/>
      <text:p text:style-name="P1"/>
      <text:p text:style-name="P8"/>
      <text:p text:style-name="P8"><text:span text:style-name="T28">THE THREE </text:span>ASIMOV'<text:span text:style-name="T28">S LAWS</text:span></text:p>
      <text:p text:style-name="P1"/>
      <text:p text:style-name="P1"/>
      <text:p text:style-name="P1"/>
      <text:p text:style-name="P1">1) Robots must not injured a human<text:span text:style-name="T1">s</text:span>, and they must not allow other to injured human<text:span text:style-name="T1">s</text:span>.</text:p>
      <text:p text:style-name="P1"/>
      <text:p text:style-name="P2">2) Robots must respect orders of human<text:span text:style-name="T1">s</text:span>, if th<text:span text:style-name="T1">e</text:span>se orders not are in contradi<text:span text:style-name="T26">c</text:span>tion with the first law.</text:p>
      <text:p text:style-name="P2"/>
      <text:p text:style-name="P2">3) Robots must protect them-selves, but without enter in contradi<text:span text:style-name="T26">c</text:span>tion with the first and the second law.</text:p>
      <text:p text:style-name="P2"/>
      <text:p text:style-name="P2"/>
      <text:p text:style-name="P1"/>
      <text:p text:style-name="P21"/>
      <text:p text:style-name="P1"/>
      <text:p text:style-name="P1"/>
      <text:p text:style-name="P1"/>
      <text:p text:style-name="P1"/>
      <text:p text:style-name="P1"><text:soft-page-break/></text:p>
      <text:p text:style-name="P1"/>
      <text:p text:style-name="P6">RIASSUNTO : <text:s/>THE <text:s text:c="2"/>FUN <text:s text:c="2"/>THEY <text:s text:c="2"/>HAD</text:p>
      <text:p text:style-name="P6"/>
      <text:p text:style-name="P6"/>
      <text:p text:style-name="P6"/>
      <text:p text:style-name="P4">The story is set in the year 2157 and the protagonist are two <text:span text:style-name="T27">young teenager</text:span>: Margie, and Tommy.</text:p>
      <text:p text:style-name="P4">One day Tommy found a very old book by the XX century.</text:p>
      <text:p text:style-name="P4">They remain surprised by this real book, because in their lifes they have studied only on their telebooks, wich have millions of books behind it. While an old book had only ever the same static pages.</text:p>
      <text:p text:style-name="P4">The book talks about <text:span text:style-name="T2">the old</text:span> school and Margie was interested by this.</text:p>
      <text:p text:style-name="P4">But Margie hated her school, especially after that her mechanical teacher assigned her more test of geography.</text:p>
      <text:p text:style-name="P4"/>
      <text:p text:style-name="P5">Margie thinks that old school was better than the school of her time. <text:span text:style-name="T3">Because she thinks that boys and girls at school got amused in a place where are all together.</text:span></text:p>
      <text:p text:style-name="P4"/>
      <text:p text:style-name="P4"/>
      <text:p text:style-name="P4"/>
      <text:p text:style-name="P4"/>
      <text:p text:style-name="P4"/>
      <text:p text:style-name="P3">Fonte: http://www.uncommons.it/words/come-si-divertivano-2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Lucida Grande', 'Lucida Sans Unicode', Verdana, Arial, Helvetica, sans-serif"/>
    <style:font-face style:name="Tahoma1" svg:font-family="Tahoma"/>
    <style:font-face style:name="inherit" svg:font-family="inherit"/>
    <style:font-face style:name="sans-serif" svg:font-family="sans-serif"/>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2M40S</meta:editing-duration>
    <meta:editing-cycles>13</meta:editing-cycles>
    <meta:generator>LibreOffice/5.2.1.2$Windows_x86 LibreOffice_project/31dd62db80d4e60af04904455ec9c9219178d620</meta:generator>
    <dc:date>2017-11-28T18:00:20.165000000</dc:date>
    <meta:document-statistic meta:table-count="0" meta:image-count="0" meta:object-count="0" meta:page-count="2" meta:paragraph-count="25" meta:word-count="364" meta:character-count="2086" meta:non-whitespace-character-count="1738"/>
    <meta:user-defined meta:name="Info 1"/>
    <meta:user-defined meta:name="Info 2"/>
    <meta:user-defined meta:name="Info 3"/>
    <meta:user-defined meta:name="Info 4"/>
  </office:meta>
</office:document-meta>
</file>